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S 133N – Lab 6 Instructions<text:tab/><text:tab/>Name: Amanda Akins</text:span><text:span text:style-name="T2"/></text:p>
      <text:p text:style-name="P1"><text:span text:style-name="T3"/></text:p>
      <text:p text:style-name="P1"><text:span text:style-name="T4">Complete tutorials 4-3, 4-4 and 4-5</text:span><text:span text:style-name="T5"><text:s/>in the text. It's always a good idea to do the tutorial more than once if you have time. The textbook author has provided a video illustration of each tutorial at<text:s/></text:span><text:a xlink:href="http://www.pearsonhigehered.com/gaddis"><text:span text:style-name="T6">www.pearsonhigehered.com/gaddis</text:span></text:a><text:span text:style-name="T7">. Feel free to view the video to help you do the tutorials, particularly if you miss class. Participate in the Lab questions forum if necessary. </text:span></text:p>
      <text:p text:style-name="P1"><text:span text:style-name="T7">For all exercises at the end of the chapters in this course refer to the appropriate peer evaluation for more specific details about what will be required in your solution.</text:span></text:p>
      <text:p text:style-name="P1"><text:span text:style-name="T8">Complete exercise 4</text:span><text:span text:style-name="T9"><text:s/>on page 262 of the text.</text:span></text:p>
      <text:list text:style-name="L2">
        <text:list-item>
          <text:p text:style-name="P2"><text:span text:style-name="T9">Write pseudocode for the Mix Button event handler before writing the source code for it.</text:span></text:p>
        </text:list-item>
      </text:list>
      <text:p text:style-name="P3"><text:span text:style-name="T9">What to turn in:</text:span></text:p>
      <text:list text:style-name="L4">
        <text:list-item>
          <text:p text:style-name="P4"><text:span text:style-name="T9">Your pseudocode – can be placed in this document</text:span></text:p>
        </text:list-item>
      </text:list>
      <text:p text:style-name="P5"><text:span text:style-name="T9"><text:tab/>1. Get user's color choices from radio buttons.</text:span></text:p>
      <text:p text:style-name="P5"><text:span text:style-name="T9"><text:tab/>2. Mix colors selected.</text:span></text:p>
      <text:p text:style-name="P5"><text:span text:style-name="T9"><text:tab/>3. Display color in program's background.</text:span></text:p>
      <text:list text:style-name="L6">
        <text:list-item>
          <text:p text:style-name="P6"><text:span text:style-name="T9">Screen print the user interface (form) for exercise 4 in this document.</text:span></text:p>
        </text:list-item>
        <text:list-item>
          <text:p text:style-name="P7"><draw:frame text:anchor-type="as-char" svg:width="152.40mm" svg:height="85.73mm" style:rel-width="scale" style:rel-height="scale"><draw:object-ole xlink:href="OleObj1"/><draw:image xlink:href="ObjectReplacements/OleObj1"/></draw:frame><text:span text:style-name="T9"/></text:p>
        </text:list-item>
        <text:list-item>
          <text:p text:style-name="P7"><draw:frame text:anchor-type="as-char" svg:width="152.40mm" svg:height="85.73mm" style:rel-width="scale" style:rel-height="scale"><draw:object-ole xlink:href="OleObj2"/><draw:image xlink:href="ObjectReplacements/OleObj2"/></draw:frame><text:span text:style-name="T9"/></text:p>
        </text:list-item>
        <text:list-item>
          <text:p text:style-name="P7"><draw:frame text:anchor-type="as-char" svg:width="152.40mm" svg:height="85.73mm" style:rel-width="scale" style:rel-height="scale"><draw:object-ole xlink:href="OleObj3"/><draw:image xlink:href="ObjectReplacements/OleObj3"/></draw:frame><text:span text:style-name="T9"/></text:p>
        </text:list-item>
        <text:list-item>
          <text:p text:style-name="P7"><draw:frame text:anchor-type="as-char" svg:width="152.40mm" svg:height="85.73mm" style:rel-width="scale" style:rel-height="scale"><draw:object-ole xlink:href="OleObj4"/><draw:image xlink:href="ObjectReplacements/OleObj4"/></draw:frame><text:span text:style-name="T9"/></text:p>
        </text:list-item>
        <text:list-item>
          <text:p text:style-name="P8"><text:span text:style-name="T9">Screen print or paste the source code for exercise 4 in this document.</text:span></text:p>
        </text:list-item>
        <text:list-item>
          <text:p text:style-name="P9"><draw:frame text:anchor-type="as-char" svg:width="152.40mm" svg:height="85.73mm" style:rel-width="scale" style:rel-height="scale"><draw:object-ole xlink:href="OleObj5"/><draw:image xlink:href="ObjectReplacements/OleObj5"/></draw:frame><text:span text:style-name="T9"/></text:p>
        </text:list-item>
        <text:list-item>
          <text:p text:style-name="P9"><draw:frame text:anchor-type="as-char" svg:width="152.40mm" svg:height="85.73mm" style:rel-width="scale" style:rel-height="scale"><draw:object-ole xlink:href="OleObj6"/><draw:image xlink:href="ObjectReplacements/OleObj6"/></draw:frame><text:span text:style-name="T9"/></text:p>
        </text:list-item>
      </text:list>
      <text:p text:style-name="P10"><text:span text:style-name="T9">Resave this document as a .docx or .doc file.</text:span></text:p>
      <text:p text:style-name="P10"><text:span text:style-name="T9">Upload this document to the Lab 6 link in Moodl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